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Standard" style:list-style-name="L1">
      <style:paragraph-properties fo:line-height="150%"/>
      <style:text-properties style:font-name="Arial" fo:font-size="14pt" fo:language="ru" fo:country="RU" fo:font-weight="bold" officeooo:rsid="0019fe87" officeooo:paragraph-rsid="0019fe87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c2807" officeooo:paragraph-rsid="003273b5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db7d5" officeooo:paragraph-rsid="003273b5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ae6bb" officeooo:paragraph-rsid="002ae6bb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ae6bb" officeooo:paragraph-rsid="0036e9af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36e9af" officeooo:paragraph-rsid="0036e9af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Arial" fo:font-size="12pt" fo:language="ru" fo:country="RU" fo:font-weight="bold" officeooo:rsid="0036e9af" officeooo:paragraph-rsid="0036e9af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50%"/>
      <style:text-properties style:font-name="Arial" fo:language="ru" fo:country="RU" fo:font-weight="bold" officeooo:rsid="001b2c41" officeooo:paragraph-rsid="00217071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" fo:language="ru" fo:country="RU" fo:font-weight="bold" officeooo:rsid="001b2c41" officeooo:paragraph-rsid="001b2c41" style:font-weight-asian="bold" style:font-weight-complex="bold"/>
    </style:style>
    <style:style style:name="P11" style:family="paragraph" style:parent-style-name="Standard" style:list-style-name="L1">
      <style:paragraph-properties fo:line-height="150%"/>
      <style:text-properties style:font-name="Arial" fo:language="ru" fo:country="RU" fo:font-weight="bold" officeooo:rsid="0019fe87" officeooo:paragraph-rsid="0019fe87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Arial" fo:font-size="18pt" fo:language="ru" fo:country="RU" fo:font-weight="bold" officeooo:rsid="000429f3" officeooo:paragraph-rsid="001657f0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line-height="150%"/>
      <style:text-properties fo:font-size="12pt" fo:language="ru" fo:country="RU" fo:font-weight="bold" officeooo:rsid="002ae6bb" officeooo:paragraph-rsid="002ae6bb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ae6bb" officeooo:paragraph-rsid="002baf7b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ae6bb" officeooo:paragraph-rsid="003273b5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ae6bb" officeooo:paragraph-rsid="0036e9af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baf7b" officeooo:paragraph-rsid="002db7d5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c2807" officeooo:paragraph-rsid="002c280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c2807" officeooo:paragraph-rsid="003273b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ae6bb" officeooo:paragraph-rsid="002baf7b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273b5" officeooo:paragraph-rsid="003368c3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368c3" officeooo:paragraph-rsid="003368c3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e1eec" officeooo:paragraph-rsid="002e1eec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35f36" officeooo:paragraph-rsid="002ae6bb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8f87b" officeooo:paragraph-rsid="0028f87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50%"/>
      <style:text-properties style:font-name="Times New Roman" fo:font-size="12pt" fo:language="ru" fo:country="RU" fo:font-weight="normal" officeooo:rsid="001b2c41" officeooo:paragraph-rsid="001b2c41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line-height="150%"/>
      <style:text-properties style:font-name="Times New Roman" fo:language="ru" fo:country="RU" officeooo:rsid="0019fe87" officeooo:paragraph-rsid="0019fe87"/>
    </style:style>
    <style:style style:name="P28" style:family="paragraph" style:parent-style-name="Standard">
      <style:paragraph-properties fo:line-height="150%"/>
      <style:text-properties style:font-name="Times New Roman" fo:language="ru" fo:country="RU" officeooo:rsid="00235f36" officeooo:paragraph-rsid="00235f36"/>
    </style:style>
    <style:style style:name="P29" style:family="paragraph" style:parent-style-name="Standard">
      <style:paragraph-properties fo:line-height="150%"/>
      <style:text-properties style:font-name="Times New Roman" fo:language="ru" fo:country="RU" officeooo:rsid="000429f3" officeooo:paragraph-rsid="001657f0"/>
    </style:style>
    <style:style style:name="P30" style:family="paragraph" style:parent-style-name="Standard">
      <style:paragraph-properties fo:line-height="150%"/>
      <style:text-properties fo:language="ru" fo:country="RU" fo:font-weight="bold" officeooo:paragraph-rsid="001657f0" style:font-weight-asian="bold" style:font-weight-complex="bold"/>
    </style:style>
    <style:style style:name="P31" style:family="paragraph" style:parent-style-name="Standard">
      <style:paragraph-properties fo:line-height="150%"/>
      <style:text-properties fo:language="ru" fo:country="RU" officeooo:paragraph-rsid="00235f36"/>
    </style:style>
    <style:style style:name="P32" style:family="paragraph" style:parent-style-name="Standard">
      <style:paragraph-properties fo:line-height="150%"/>
      <style:text-properties fo:language="ru" fo:country="RU" officeooo:paragraph-rsid="001657f0"/>
    </style:style>
    <style:style style:name="P33" style:family="paragraph" style:parent-style-name="Standard" style:list-style-name="L1">
      <style:paragraph-properties fo:line-height="150%"/>
      <style:text-properties fo:font-weight="bold" officeooo:paragraph-rsid="0036e9af" style:font-weight-asian="bold" style:font-weight-complex="bold"/>
    </style:style>
    <style:style style:name="P34" style:family="paragraph" style:parent-style-name="Standard" style:list-style-name="L1">
      <style:paragraph-properties fo:line-height="150%"/>
      <style:text-properties style:font-name="Arial" fo:language="ru" fo:country="RU" fo:font-weight="bold" officeooo:rsid="0022b5fa" officeooo:paragraph-rsid="0022b5fa" style:font-weight-asian="bold" style:font-weight-complex="bold"/>
    </style:style>
    <style:style style:name="P35" style:family="paragraph" style:parent-style-name="Standard">
      <style:paragraph-properties fo:line-height="150%"/>
      <style:text-properties style:font-name="Arial" fo:language="ru" fo:country="RU" fo:font-weight="bold" officeooo:rsid="0022b5fa" officeooo:paragraph-rsid="0022b5fa" style:font-weight-asian="bold" style:font-weight-complex="bold"/>
    </style:style>
    <style:style style:name="P36" style:family="paragraph" style:parent-style-name="Standard" style:list-style-name="L1">
      <style:paragraph-properties fo:line-height="150%"/>
      <style:text-properties style:font-name="Arial" fo:language="ru" fo:country="RU" fo:font-weight="bold" officeooo:rsid="002640b4" officeooo:paragraph-rsid="0019fe87" style:font-weight-asian="bold" style:font-weight-complex="bold"/>
    </style:style>
    <style:style style:name="P37" style:family="paragraph" style:parent-style-name="Standard" style:list-style-name="L1">
      <style:paragraph-properties fo:line-height="150%"/>
      <style:text-properties style:font-name="Arial" fo:language="ru" fo:country="RU" fo:font-weight="bold" officeooo:rsid="002640b4" officeooo:paragraph-rsid="00350d00" style:font-weight-asian="bold" style:font-weight-complex="bold"/>
    </style:style>
    <style:style style:name="P38" style:family="paragraph" style:parent-style-name="Standard" style:list-style-name="L1">
      <style:paragraph-properties fo:line-height="150%"/>
      <style:text-properties style:font-name="Arial" fo:language="ru" fo:country="RU" fo:font-weight="bold" officeooo:rsid="00350d00" officeooo:paragraph-rsid="00350d00" style:font-weight-asian="bold" style:font-weight-complex="bold"/>
    </style:style>
    <style:style style:name="P39" style:family="paragraph" style:parent-style-name="Standard">
      <style:paragraph-properties fo:line-height="150%"/>
      <style:text-properties style:font-name="Arial" fo:language="ru" fo:country="RU" fo:font-weight="bold" officeooo:rsid="00350d00" officeooo:paragraph-rsid="00350d00" style:font-weight-asian="bold" style:font-weight-complex="bold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3273b5" officeooo:paragraph-rsid="003273b5" style:font-size-asian="12pt" style:font-weight-asian="bold" style:font-size-complex="12pt" style:font-weight-complex="bold"/>
    </style:style>
    <style:style style:name="P41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350d00" officeooo:paragraph-rsid="00350d00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19fe87" officeooo:paragraph-rsid="0019fe87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19fe87" officeooo:paragraph-rsid="00350d00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368c3" officeooo:paragraph-rsid="003368c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margin-top="0in" fo:margin-bottom="0.0835in" style:contextual-spacing="false" fo:line-height="150%" fo:text-align="end" style:justify-single-word="false" fo:text-indent="0in" style:auto-text-indent="false"/>
      <style:text-properties fo:language="ru" fo:country="RU" officeooo:paragraph-rsid="001657f0"/>
    </style:style>
    <style:style style:name="P46" style:family="paragraph" style:parent-style-name="Standard">
      <style:paragraph-properties fo:margin-top="0in" fo:margin-bottom="0.0835in" style:contextual-spacing="false" fo:line-height="150%" fo:text-align="end" style:justify-single-word="false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47" style:family="paragraph" style:parent-style-name="Standard">
      <style:paragraph-properties fo:margin-top="0in" fo:margin-bottom="0.0835in" style:contextual-spacing="false" fo:line-height="150%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48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49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language="ru" fo:country="RU" fo:font-weight="bold" officeooo:rsid="0004eeaf" officeooo:paragraph-rsid="001657f0" style:font-name-asian="Times New Roman1" style:font-weight-asian="bold" style:font-name-complex="Times New Roman1"/>
    </style:style>
    <style:style style:name="P50" style:family="paragraph" style:parent-style-name="Standard">
      <style:paragraph-properties fo:margin-top="0in" fo:margin-bottom="0.0835in" style:contextual-spacing="false" fo:line-height="150%"/>
      <style:text-properties fo:color="#00000a" fo:language="ru" fo:country="RU" officeooo:paragraph-rsid="001657f0" style:font-name-complex="Times New Roman1"/>
    </style:style>
    <style:style style:name="P51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font-size="18pt" fo:language="ru" fo:country="RU" fo:font-weight="bold" officeooo:paragraph-rsid="001657f0" style:font-name-asian="Times New Roman1" style:font-size-asian="18pt" style:font-weight-asian="bold" style:font-name-complex="Times New Roman1" style:font-size-complex="18pt"/>
    </style:style>
    <style:style style:name="P52" style:family="paragraph" style:parent-style-name="Standard">
      <style:paragraph-properties fo:margin-top="0in" fo:margin-bottom="0.0835in" style:contextual-spacing="false" fo:line-height="150%"/>
      <style:text-properties fo:color="#00000a" fo:font-size="18pt" fo:language="ru" fo:country="RU" fo:font-weight="bold" officeooo:paragraph-rsid="001657f0" style:font-name-asian="Times New Roman1" style:font-size-asian="18pt" style:font-weight-asian="bold" style:font-name-complex="Times New Roman1" style:font-size-complex="18pt"/>
    </style:style>
    <style:style style:name="P53" style:family="paragraph" style:parent-style-name="Standard">
      <style:paragraph-properties fo:margin-top="0in" fo:margin-bottom="0.0835in" style:contextual-spacing="false" fo:line-height="150%" fo:text-align="end" style:justify-single-word="false"/>
      <style:text-properties fo:language="ru" fo:country="RU" officeooo:paragraph-rsid="001657f0"/>
    </style:style>
    <style:style style:name="P54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language="ru" fo:country="RU" officeooo:paragraph-rsid="001657f0"/>
    </style:style>
    <style:style style:name="P55" style:family="paragraph" style:parent-style-name="Standard">
      <style:paragraph-properties fo:margin-left="2.9583in" fo:margin-right="0in" fo:margin-top="0in" fo:margin-bottom="0.0835in" style:contextual-spacing="false" fo:line-height="150%" fo:text-align="end" style:justify-single-word="false" fo:text-indent="0in" style:auto-text-indent="false"/>
      <style:text-properties fo:color="#00000a" fo:language="ru" fo:country="RU" fo:font-weight="bold" officeooo:rsid="0004eeaf" officeooo:paragraph-rsid="001657f0" style:font-name-asian="Times New Roman1" style:font-weight-asian="bold" style:font-name-complex="Times New Roman1"/>
    </style:style>
    <style:style style:name="P56" style:family="paragraph" style:parent-style-name="Bibliography_20_1">
      <style:paragraph-properties>
        <style:tab-stops/>
      </style:paragraph-properties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color="#00000a" fo:font-weight="bold" style:font-name-asian="Times New Roman1" style:font-weight-asian="bold" style:font-name-complex="Times New Roman1"/>
    </style:style>
    <style:style style:name="T2" style:family="text">
      <style:text-properties fo:color="#00000a" fo:font-weight="bold" officeooo:rsid="0004eeaf" style:font-name-asian="Times New Roman1" style:font-weight-asian="bold" style:font-name-complex="Times New Roman1"/>
    </style:style>
    <style:style style:name="T3" style:family="text">
      <style:text-properties fo:color="#00000a" style:font-name-complex="Times New Roman1"/>
    </style:style>
    <style:style style:name="T4" style:family="text">
      <style:text-properties style:font-name="Arial"/>
    </style:style>
    <style:style style:name="T5" style:family="text">
      <style:text-properties style:font-name="Arial" officeooo:rsid="0019fe87"/>
    </style:style>
    <style:style style:name="T6" style:family="text">
      <style:text-properties style:font-name="Arial" officeooo:rsid="003273b5"/>
    </style:style>
    <style:style style:name="T7" style:family="text">
      <style:text-properties style:font-name="Arial" fo:font-size="12pt" fo:language="ru" fo:country="RU" officeooo:rsid="002ae6bb" style:font-size-asian="12pt" style:font-size-complex="12pt"/>
    </style:style>
    <style:style style:name="T8" style:family="text">
      <style:text-properties style:font-name="Times New Roman" fo:font-weight="normal" style:font-size-asian="10.5pt" style:font-weight-asian="normal" style:font-weight-complex="normal"/>
    </style:style>
    <style:style style:name="T9" style:family="text">
      <style:text-properties style:font-name="Times New Roman" fo:font-weight="normal" officeooo:rsid="0022b5fa" style:font-size-asian="10.5pt" style:font-weight-asian="normal" style:font-weight-complex="normal"/>
    </style:style>
    <style:style style:name="T10" style:family="text">
      <style:text-properties style:font-name="Times New Roman" fo:font-weight="normal" officeooo:rsid="0028f87b" style:font-size-asian="10.5pt" style:font-weight-asian="normal" style:font-weight-complex="normal"/>
    </style:style>
    <style:style style:name="T11" style:family="text">
      <style:text-properties style:font-name="Times New Roman" fo:font-weight="normal" officeooo:rsid="00235f36" style:font-size-asian="10.5pt" style:font-weight-asian="normal" style:font-weight-complex="normal"/>
    </style:style>
    <style:style style:name="T12" style:family="text">
      <style:text-properties style:font-name="Times New Roman" fo:font-weight="normal" officeooo:rsid="002a082c" style:font-size-asian="10.5pt" style:font-weight-asian="normal" style:font-weight-complex="normal"/>
    </style:style>
    <style:style style:name="T13" style:family="text">
      <style:text-properties style:font-name="Times New Roman" fo:font-weight="normal" officeooo:rsid="002c2807" style:font-size-asian="10.5pt" style:font-weight-asian="normal" style:font-weight-complex="normal"/>
    </style:style>
    <style:style style:name="T14" style:family="text">
      <style:text-properties style:font-name="Times New Roman" fo:font-weight="normal" officeooo:rsid="002f70db" style:font-size-asian="10.5pt" style:font-weight-asian="normal" style:font-weight-complex="normal"/>
    </style:style>
    <style:style style:name="T15" style:family="text">
      <style:text-properties style:font-name="Times New Roman" fo:font-weight="normal" officeooo:rsid="0036e9af" style:font-size-asian="10.5pt" style:font-weight-asian="normal" style:font-weight-complex="normal"/>
    </style:style>
    <style:style style:name="T16" style:family="text">
      <style:text-properties officeooo:rsid="002baf7b"/>
    </style:style>
    <style:style style:name="T17" style:family="text">
      <style:text-properties style:font-size-asian="10.5pt"/>
    </style:style>
    <style:style style:name="T18" style:family="text">
      <style:text-properties officeooo:rsid="0028f87b" style:font-size-asian="10.5pt"/>
    </style:style>
    <style:style style:name="T19" style:family="text">
      <style:text-properties officeooo:rsid="003368c3" style:font-size-asian="10.5pt"/>
    </style:style>
    <style:style style:name="T20" style:family="text">
      <style:text-properties officeooo:rsid="002db7d5"/>
    </style:style>
    <style:style style:name="T21" style:family="text">
      <style:text-properties officeooo:rsid="002e8700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19fe87" style:font-size-asian="14pt" style:font-size-complex="14pt"/>
    </style:style>
    <style:style style:name="T24" style:family="text">
      <style:text-properties officeooo:rsid="0028f87b"/>
    </style:style>
    <style:style style:name="T25" style:family="text">
      <style:text-properties officeooo:rsid="003368c3"/>
    </style:style>
    <style:style style:name="T26" style:family="text">
      <style:text-properties officeooo:rsid="00350d00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"><text:page-number text:select-page="current">1</text:page-number></text:span><text:span text:style-name="T1">Правительство Российской Федерации</text:span></text:p>
      <text:p text:style-name="P48">Федеральное государственное автономное образовательное</text:p>
      <text:p text:style-name="P48">учреждение высшего образования</text:p>
      <text:p text:style-name="P54"><text:span text:style-name="T1">«Национальный исследовательский университет</text:span><text:span text:style-name="T3"> </text:span><text:span text:style-name="T1">«Высшая школа экономики»</text:span></text:p>
      <text:p text:style-name="P47"><text:s/></text:p>
      <text:p text:style-name="P48">Факультет компьютерных наук</text:p>
      <text:p text:style-name="P48">Основная образовательная программа</text:p>
      <text:p text:style-name="P48"><text:s/>Прикладная математика и информатика</text:p>
      <text:p text:style-name="P50"/>
      <text:p text:style-name="P52"><text:s/></text:p>
      <text:p text:style-name="P51">ВЫПУСКНАЯ КВАЛИФИКАЦИОННАЯ РАБОТА</text:p>
      <text:p text:style-name="P48">на тему </text:p>
      <text:p text:style-name="P49">Применение алгоритмов машинного обучения для моделирования биржевого агента</text:p>
      <text:p text:style-name="P47"><text:s/></text:p>
      <text:p text:style-name="P47"><text:s/></text:p>
      <text:p text:style-name="P53"><text:span text:style-name="T1">Выполнил студент группы </text:span><text:span text:style-name="T2">БПМИ-123</text:span><text:span text:style-name="T1">, <text:s/></text:span><text:span text:style-name="T2">4 </text:span><text:span text:style-name="T1">курса,</text:span></text:p>
      <text:p text:style-name="P55">Душацкий Аркадий Владиславович</text:p>
      <text:p text:style-name="P46"><text:s/></text:p>
      <text:p text:style-name="P46">Научный руководитель:</text:p>
      <text:p text:style-name="P45"><text:span text:style-name="T2">к.ф-м.н</text:span><text:span text:style-name="T1">, </text:span><text:span text:style-name="T2">доцент</text:span><text:span text:style-name="T1">, </text:span><text:span text:style-name="T2">Вознесенская Тамара Васильевна</text:span></text:p>
      <text:p text:style-name="P46"/>
      <text:p text:style-name="P46"/>
      <text:table-of-content text:style-name="Sect2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</text:p>
            <text:p text:style-name="Contents_20_Heading"/>
            <text:p text:style-name="Contents_20_Heading">Содержание</text:p>
          </text:index-title>
          <text:p text:style-name="P57">Введение<text:tab/>2</text:p>
          <text:p text:style-name="P58">Предметная область<text:tab/>2</text:p>
          <text:p text:style-name="P58">Объект и предмет исследования<text:tab/>3</text:p>
          <text:p text:style-name="P58">Цель и задачи работы<text:tab/>3</text:p>
          <text:p text:style-name="P58"><text:tab/>4</text:p>
          <text:p text:style-name="P57">Используемые методы<text:tab/>5</text:p>
          <text:p text:style-name="P58">Актуальность работы<text:tab/>5</text:p>
          <text:p text:style-name="P58">Новизна и практическая ценность работы<text:tab/>5</text:p>
          <text:p text:style-name="P58">Структура работы<text:tab/>5</text:p>
        </text:index-body>
      </text:table-of-content>
      <text:p text:style-name="P1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list xml:id="list5811405753439066839" text:style-name="L1">
        <text:list-item>
          <text:p text:style-name="P2"/>
        </text:list-item>
        <text:list-item>
          <text:p text:style-name="P2"><text:toc-mark-start text:id="IMark219435784" text:outline-level="1"/>Введение<text:toc-mark-end text:id="IMark219435784"/></text:p>
          <text:list>
            <text:list-item>
              <text:p text:style-name="P13"><text:toc-mark text:string-value="Предметная область" text:outline-level="2"/><text:span text:style-name="T5">П</text:span><text:span text:style-name="T4">редметная область</text:span></text:p>
              <text:list>
                <text:list-header>
                  <text:p text:style-name="P15"><text:span text:style-name="T9">Алгоритмическая торговля </text:span><text:span text:style-name="T13">(трейдинг) </text:span><text:span text:style-name="T9">является высокотехнологичной областью, находящейся на стыке компьютерных наук (таких направлений, как анализ данных, машинное обучение, программная инженерия), эконом</text:span><text:span text:style-name="T10">етрики</text:span><text:span text:style-name="T9"> и математики (</text:span><text:span text:style-name="T13">статистики</text:span><text:span text:style-name="T9">, методов оптимизации и др.). Благодаря заинтересованности крупнейших финансовых компаний и хедж-фондов в постоянном совершенствовании собственных торговых систем и алгоритмов, область постоянно развивается. Особенностью области является закрытость информации, поскольку компании, занимающиеся алгоритмическим трейдингом, являются конкурирующими друг с другом, </text:span><text:span text:style-name="T11">из-за чего публикуемые в открытых источниках исследования дают неполную картину всех исследований, проводимых в области.</text:span></text:p>
                </text:list-header>
              </text:list>
            </text:list-item>
            <text:list-item>
              <text:p text:style-name="P3"><text:toc-mark text:string-value="Объект и предмет исследования" text:outline-level="2"/>Объект и предмет исследования</text:p>
              <text:p text:style-name="P19">Системами, рассматриваемыми в работе являются финансовые рынки. <text:span text:style-name="T20">Существует несколько уровней подробности их рассмотрения, наиболее подробным является биржевой стакан - система, описывающая выставленные участниками рынка ордера на покупку или продажу по разным ценовым уровням. Более общим способом описания рынков являются рыночные свечи: при этом методе описания время торгов разбивается на отдельные периоды, каждый из периодов характеризуется четвёркой чисел: цена актива в начале периода (open), цена актива в конце периода (close), минимальная цена за этот период (low, максимальная цена период (high). Название свеча объясняется графическим представлением данного способа описания рынка. В данной работе рассматривается описательный подход с помощью свечей, поскольку алгоритмам, применяемым в работе, достаточен уровень описания рынка, который обеспечивают рыночные свечи. </text:span>Для численного описания рынка в каждый момент времени используется набор технических индикаторов — рассчитываемых на основе <text:span text:style-name="T21">данных свечей, а также дополнительных данных об объёмах торгов в каждый из периодов. В работе технические индикаторы выполняют функцию входных признаков для алгоритмов машинного обучения.</text:span></text:p>
              <text:p text:style-name="P19"><text:soft-page-break/>Предметом исследования являются <text:span text:style-name="T20">скрытые закономерности в работе рынков. Выявление</text:span> При этом в работе используется метод, <text:span text:style-name="T20">который не требует в явном виде описание существующих или предполагаемых закономерностей. </text:span></text:p>
              <text:p text:style-name="P19"/>
            </text:list-item>
            <text:list-item>
              <text:p text:style-name="P4"><text:toc-mark-start text:id="IMark219435400" text:outline-level="2"/>Цель и задачи работы<text:toc-mark-end text:id="IMark219435400"/></text:p>
              <text:list>
                <text:list-item>
                  <text:list>
                    <text:list-header>
                      <text:p text:style-name="P16"><text:span text:style-name="T11">Целью данной работы </text:span><text:span text:style-name="T10">является применение к области алгоритмического трейдинга подхода, основанного на комбинации генетических алгоритмов и деревьев решений. В рамках работы ставится следующая задача: </text:span><text:span text:style-name="T12">моделирование работы торгового агента (агент работает без вмешательства человека) и создание алгоритма на основе методов машинного обучения</text:span><text:span text:style-name="T10">. Допустимыми действиями агента являются </text:span><text:span text:style-name="T15">покупка</text:span><text:span text:style-name="T10"> единиц</text:span><text:span text:style-name="T15">ы</text:span><text:span text:style-name="T10"> некоторого финансо</text:span><text:span text:style-name="T13">вого инструмента,</text:span><text:span text:style-name="T10"> прода</text:span><text:span text:style-name="T15">жа</text:span><text:span text:style-name="T10"> </text:span><text:span text:style-name="T13">единицу </text:span><text:span text:style-name="T10">или </text:span><text:span text:style-name="T15">отсутствие</text:span><text:span text:style-name="T10"> одн</text:span><text:span text:style-name="T13">о</text:span><text:span text:style-name="T15">го</text:span><text:span text:style-name="T10"> из этих действий. Целью работы агента </text:span><text:span text:style-name="T12">является по</text:span><text:span text:style-name="T14">л</text:span><text:span text:style-name="T12">учение максимальной прибыли за некоторый заранее фиксированный период времени</text:span><text:span text:style-name="T10">. </text:span><text:span text:style-name="T12">Данная задача рассматривается как задача обучения с подкреплением: в течение некоторого периода времени алгоритм совершает действия</text:span><text:span text:style-name="T11"> </text:span><text:span text:style-name="T12">в зависимости от изменений среды в которой он находится (среда — это состояние рынка), в конце периода он узнает о результате своей работы — выраженные в условных единицах прибыль или убыток от совершения торговых операций. </text:span></text:p>
                    </text:list-header>
                  </text:list>
                  <text:p text:style-name="P6"><text:toc-mark-start text:id="IMark219435400" text:outline-level="2"/><text:span text:style-name="T15">Задачами, решаемыми в данной работе являются:</text:span><text:toc-mark-end text:id="IMark219435400"/></text:p>
                </text:list-item>
              </text:list>
            </text:list-item>
          </text:list>
        </text:list-item>
      </text:list>
      <text:list xml:id="list1490435451731832794" text:style-name="L2">
        <text:list-item>
          <text:list>
            <text:list-item>
              <text:list>
                <text:list-item>
                  <text:p text:style-name="P8"><text:span text:style-name="T8">Знакомство с предметной областью алгоритмической торговли</text:span></text:p>
                </text:list-item>
                <text:list-item>
                  <text:p text:style-name="P8"><text:span text:style-name="T8">Рассмотрение задачи алгоритмической торговли в терминах задачи обучения с подкрепления и моделирования работы автоматизированного торгового агента</text:span></text:p>
                </text:list-item>
                <text:list-item>
                  <text:p text:style-name="P8"><text:span text:style-name="T8">Исследование алгоритмов машинного обучения, таких как: деревья решений, генетические алгоритмы, их комбинация, ансамбли деревьев решений</text:span></text:p>
                </text:list-item>
                <text:list-item>
                  <text:p text:style-name="P8"><text:span text:style-name="T8">Исследование способов применения этих алгоритмов к задаче алгоритмической торговли</text:span></text:p>
                </text:list-item>
                <text:list-item>
                  <text:p text:style-name="P8"><text:span text:style-name="T8">Проведение экспериментов на реальных исторических биржевых данных, сравнение результатов алгоритмов на различных данных и выводы по ним</text:span></text:p>
                </text:list-item>
              </text:list>
            </text:list-item>
          </text:list>
        </text:list-item>
      </text:list>
      <text:list xml:id="list21801644384566" text:continue-list="list5811405753439066839" text:style-name="L1">
        <text:list-item>
          <text:list>
            <text:list-item>
              <text:p text:style-name="P4"><text:toc-mark-end text:id="IMark219792280"/><text:toc-mark-start text:id="IMark219792280" text:outline-level="2"/></text:p>
            </text:list-item>
            <text:list-item>
              <text:p text:style-name="P7"/>
            </text:list-item>
            <text:list-item>
              <text:p text:style-name="P7">Обзор работ по теме исследования</text:p>
              <text:list>
                <text:list-item>
                  <text:list>
                    <text:list-header>
                      <text:p text:style-name="P15"><text:span text:style-name="T11">Целью данной работы </text:span><text:span text:style-name="T10">является применение к области алгоритмического трейдинга подхода, основанного на комбинации генетических алгоритмов и деревьев решений. В рамках работы ставится следующая задача: </text:span><text:span text:style-name="T12">моделирование работы торгового агента (агент работает без </text:span><text:soft-page-break/><text:span text:style-name="T12">вмешательства человека) и создание алгоритма на основе методов машинного обучения</text:span><text:span text:style-name="T10">. Допустимыми действиями агента являются купить единицу некоторого финансо</text:span><text:span text:style-name="T13">вого инструмента,</text:span><text:span text:style-name="T10"> продать </text:span><text:span text:style-name="T13">единицу </text:span><text:span text:style-name="T10">или не совершать ни одн</text:span><text:span text:style-name="T13">о</text:span><text:span text:style-name="T10"> из этих действий. Целью работы агента </text:span><text:span text:style-name="T12">является по</text:span><text:span text:style-name="T14">л</text:span><text:span text:style-name="T12">учение максимальной прибыли за некоторый заранее фиксированный период времени</text:span><text:span text:style-name="T10">. </text:span><text:span text:style-name="T12">Данная задача рассматривается как задача обучения с подкреплением: в течение некоторого периода времени алгоритм совершает действия</text:span><text:span text:style-name="T11"> </text:span><text:span text:style-name="T12">в зависимости от изменений среды в которой он находится (среда — это состояние рынка), в конце периода он узнает о результате своей работы — выраженные в условных единицах прибыль или убыток от совершения торговых операций. </text:span></text:p>
                    </text:list-header>
                  </text:list>
                  <text:p text:style-name="P15"><text:span text:style-name="T9">Алгоритмическая торговля </text:span><text:span text:style-name="T13">(трейдинг) </text:span><text:span text:style-name="T9">является высокотехнологичной областью, находящейся на стыке компьютерных наук (таких направлений, как анализ данных, машинное обучение, программная инженерия), эконом</text:span><text:span text:style-name="T10">етрики</text:span><text:span text:style-name="T9"> и математики (</text:span><text:span text:style-name="T13">статистики</text:span><text:span text:style-name="T9">, методов оптимизации и др.). Благодаря заинтересованности крупнейших финансовых компаний и хедж-фондов в постоянном совершенствовании собственных торговых систем и алгоритмов, область постоянно развивается. Особенностью области является закрытость информации, поскольку компании, занимающиеся алгоритмическим трейдингом, являются конкурирующими друг с другом, </text:span><text:span text:style-name="T11">из-за чего публикуемые в открытых источниках исследования дают неполную картину всех исследований, проводимых в области.</text:span></text:p>
                </text:list-item>
              </text:list>
              <text:p text:style-name="P33"><text:span text:style-name="T7"><text:s/></text:span></text:p>
              <text:list text:continue-numbering="true">
                <text:list-header>
                  <text:p text:style-name="P14"><text:span text:style-name="T11"/></text:p>
                </text:list-header>
              </text:list>
            </text:list-item>
            <text:list-item>
              <text:p text:style-name="P17"><text:toc-mark-start text:id="IMark219797176" text:outline-level="2"/><text:span text:style-name="T6">Используемые методы</text:span><text:span text:style-name="T4"> </text:span><text:toc-mark-end text:id="IMark219797176"/></text:p>
              <text:p text:style-name="P18">В работе применяются деревья решений к задаче обучения с подкреплением<text:span text:style-name="T18">: на первом этапе работы генетическим алгоритмом строятся деревья решений, затем на втором этапе также с помощью генетического алгоритма деревья объединяются в ансамбли. </text:span></text:p>
              <text:p text:style-name="P18"><text:span text:style-name="T18"/></text:p>
            </text:list-item>
            <text:list-item>
              <text:p text:style-name="P40"><text:toc-mark-start text:id="IMark219796184" text:outline-level="2"/><text:span text:style-name="T24">А</text:span>ктуальность работы<text:toc-mark-end text:id="IMark219796184"/></text:p>
              <text:p text:style-name="P22">Алгоритмическая торговля в последние годы активно развивается благодаря совокупности факторов: стремительному развитию методов машинного обучения, развитию технологий работы с данными и их анализа, росту возможностей хранения и обработки большего объёма данных. Кроме того, сложность применяемых участниками рынка алгоритмов торговых систем растёт, поскольку участники конкурируют не только с участниками, не использующими автоматизированные системы, но и друг с другом. В связи с этими тенденциями, исследование возможности применимости нестандартных (то есть ещё не до конца изученных) алгоритмов машинного обучения к задачам алгоритмической торговли <text:soft-page-break/>является актуальной задачей. <text:s/></text:p>
            </text:list-item>
            <text:list-item>
              <text:p text:style-name="P40"><text:toc-mark-start text:id="IMark219796184" text:outline-level="2"/>Новизна и <text:span text:style-name="T25">практическая </text:span>ценность работы<text:toc-mark-end text:id="IMark219796184"/></text:p>
              <text:p text:style-name="P21"><text:span text:style-name="T18">В </text:span><text:span text:style-name="T17">данной работе применяется нестандартный подход к применению машинного обучения к области финансовых рынков: традиционным подходом является обучение с учителем, обучение с подкреплением </text:span><text:span text:style-name="T19">применяется в основном в других предметных областях. Также нестандартным является подход к </text:span><text:span text:style-name="T17">построению деревьев решений: </text:span><text:span text:style-name="T19">общепринятым является. Таким образом в работе предлагается инновационный подход к решению задач в области алгоритмической торговли: рассмотрение задачи как задачи обучения с подкреплением и комбинация генетических алгоритмов с деревьями решений. </text:span><text:span text:style-name="T17"><text:s/></text:span></text:p>
              <text:p text:style-name="P21"><text:span text:style-name="T17"><text:s text:c="4"/>Практической ценностью работ</text:span><text:span text:style-name="T19">ы</text:span><text:span text:style-name="T17"> является возможность создания автоматизированных торговых систем на основании алгоритмов, исследуемых в работе.</text:span></text:p>
              <text:p text:style-name="P22"/>
            </text:list-item>
            <text:list-item>
              <text:p text:style-name="P5"><text:toc-mark-start text:id="IMark219797176" text:outline-level="2"/>Структура работы<text:toc-mark-end text:id="IMark219797176"/></text:p>
              <text:p text:style-name="P20"><text:s text:c="4"/>В <text:span text:style-name="T16">теоретической части </text:span>содержатся сведения об алгоритмах, применяемых в исследовании: <text:span text:style-name="T16">деревьях решений, ансамблях деревьев решений, генетических алгоритмах в обобщенной формулировке, генетических алгоритмах для построения деревьев решений. Т</text:span>акже приводится математическое описание рассматриваемой модели. <text:span text:style-name="T16">Также в этой</text:span> части <text:span text:style-name="T16">работы </text:span>описывают рассматриваемые технические индикаторы, которые. </text:p>
              <text:p text:style-name="P20"><text:s text:c="4"/>В <text:span text:style-name="T16">практической </text:span>части <text:span text:style-name="T16">работы</text:span> приводятся подробные описания данных каждого эксперимента, <text:span text:style-name="T16">их результаты с приведением различных построенных графиков для более наглядной демонстрации работы алгоритмов, а также сравнение результатов работы алгоритмов в разных экспериментах и выводы по ним</text:span>. </text:p>
              <text:list>
                <text:list-header>
                  <text:p text:style-name="P20"><text:s text:c="4"/>В заключительной части работы содерж<text:span text:style-name="T16">и</text:span>тся <text:span text:style-name="T16">перечисление решенных в ней задач и </text:span>выводы о <text:span text:style-name="T16">возможности успешного применения рассмотренных алгоритмов к задачам алгоритмической торговли. </text:span></text:p>
                  <text:p text:style-name="P23"/>
                  <text:list>
                    <text:list-header>
                      <text:p text:style-name="P24"><text:s text:c="3"/></text:p>
                      <text:p text:style-name="P25"/>
                    </text:list-header>
                  </text:list>
                </text:list-header>
              </text:list>
            </text:list-item>
          </text:list>
        </text:list-item>
        <text:list-item>
          <text:p text:style-name="P34"><text:span text:style-name="T23">О</text:span><text:span text:style-name="T22">бзорно — постановочная часть</text:span></text:p>
          <text:list>
            <text:list-item>
              <text:p text:style-name="P41">Обучение с подкреплением</text:p>
            </text:list-item>
            <text:list-item>
              <text:p text:style-name="P43"><text:span text:style-name="T26">Деревья решений</text:span></text:p>
            </text:list-item>
            <text:list-item>
              <text:p text:style-name="P37"><text:span text:style-name="T26">Генетические алгоритмы</text:span></text:p>
            </text:list-item>
            <text:list-item>
              <text:p text:style-name="P37"><text:span text:style-name="T26">Построение деревьев решений с помощью генетических алгоритмов</text:span></text:p>
            </text:list-item>
            <text:list-item>
              <text:p text:style-name="P38"><text:soft-page-break/>Ансамбли деревьев решений</text:p>
            </text:list-item>
            <text:list-item>
              <text:p text:style-name="P37"><text:span text:style-name="T26">Построение ансамблей деревьев решений с помощью генетических алгоритмов</text:span></text:p>
            </text:list-item>
            <text:list-item>
              <text:p text:style-name="P38">Технические индикаторы</text:p>
              <text:p text:style-name="P38"><text:span text:style-name="T22"/></text:p>
            </text:list-item>
          </text:list>
        </text:list-item>
        <text:list-item>
          <text:p text:style-name="P38"><text:span text:style-name="T22">в</text:span></text:p>
        </text:list-item>
        <text:list-item>
          <text:p text:style-name="P38"><text:span text:style-name="T22">в</text:span></text:p>
        </text:list-item>
        <text:list-item>
          <text:p text:style-name="P38"><text:span text:style-name="T22">в</text:span></text:p>
        </text:list-item>
        <text:list-item>
          <text:p text:style-name="P38"><text:span text:style-name="T22"/></text:p>
        </text:list-item>
      </text:list>
      <text:p text:style-name="P39"/>
      <text:p text:style-name="P35"><text:span text:style-name="T22"/></text:p>
      <text:list xml:id="list21801909451021" text:continue-numbering="true" text:style-name="L1">
        <text:list-item>
          <text:list>
            <text:list-item>
              <text:p text:style-name="P41">Обучение с подкреплением</text:p>
            </text:list-item>
            <text:list-item>
              <text:p text:style-name="P42"><text:span text:style-name="T26">Деревья решений</text:span></text:p>
            </text:list-item>
            <text:list-item>
              <text:p text:style-name="P36"><text:span text:style-name="T26">Генетические алгоритмы</text:span></text:p>
            </text:list-item>
            <text:list-item>
              <text:p text:style-name="P36"><text:span text:style-name="T26">Построение деревьев решений с помощью генетических алгоритмов</text:span></text:p>
            </text:list-item>
            <text:list-item>
              <text:p text:style-name="P38">Ансамбли деревьев решений</text:p>
            </text:list-item>
            <text:list-item>
              <text:p text:style-name="P37"><text:span text:style-name="T26">Построение ансамблей деревьев решений с помощью генетических алгоритмов</text:span></text:p>
            </text:list-item>
            <text:list-item>
              <text:p text:style-name="P38">Технические индикаторы</text:p>
            </text:list-item>
          </text:list>
        </text:list-item>
      </text:list>
      <text:p text:style-name="P26"/>
      <text:list xml:id="list21801244678799" text:continue-numbering="true" text:style-name="L1">
        <text:list-item>
          <text:list>
            <text:list-item>
              <text:p text:style-name="P9"><text:s/></text:p>
            </text:list-item>
            <text:list-item>
              <text:p text:style-name="P10"/>
              <text:list>
                <text:list-item>
                  <text:p text:style-name="P11"/>
                </text:list-item>
              </text:list>
              <text:p text:style-name="P27"/>
            </text:list-item>
          </text:list>
        </text:list-item>
      </text:list>
      <text:p text:style-name="P29"/>
      <text:p text:style-name="P32"/>
      <text:bibliography text:style-name="Sect1" text:name="Bibliography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_30__20__5f_30_5f__5f_20_5f__5f_5f_5f_30_5f_5f_5f__5f_5f_5f_20_5f_5f_5f_0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  <text:index-entry-span>, </text:index-entry-span>
            <text:index-entry-bibliography text:style-name="_34__20__5f_34_5f__5f_20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Список литературы</text:p>
          </text:index-title>
          <text:p text:style-name="P56">1: Volodymyr Mnih, Koray Kavukcuoglu, David Silver, Alex Graves, Ioannis Antonoglou, Daan Wierstra, Martin Riedmiller, Playing Atari with Deep Reinforcement Learning, 2013</text:p>
          <text:p text:style-name="P56">2: Moody J.; Saffell M., Reinforcement Learning for Trading, </text:p>
          <text:p text:style-name="P56">3: Floreano, D., S. Nolfi, F. Mondada, Competitive Co-Evolutionary Robotics: From Theory to Practice, 1998</text:p>
        </text:index-body>
      </text:bibliography>
      <text:p text:style-name="P28"/>
      <text:p text:style-name="P31"/>
      <text:p text:style-name="P31"><text:soft-page-break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 text:page-adjust="-1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3:54:04.954142340</meta:creation-date>
    <dc:date>2016-04-03T02:18:00.128288675</dc:date>
    <meta:editing-duration>PT3H20M5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8" meta:paragraph-count="89" meta:word-count="1199" meta:character-count="9741" meta:non-whitespace-character-count="8605"/>
    <meta:user-defined meta:name="ZOTERO_PREF_1">&lt;data data-version="3" zotero-version="4.0.29.5"&gt;&lt;session id="ffwM2d2u"/&gt;&lt;style id="http://www.zotero.org/styles/modern-language-association" locale="ru-RU" hasBibliography="1" bibliographyStyleHasBeenSet="0"/&gt;&lt;prefs&gt;&lt;pref name="fieldType" value="Referenc</meta:user-defined>
    <meta:user-defined meta:name="ZOTERO_PREF_2">eMark"/&gt;&lt;pref name="storeReferences" value="true"/&gt;&lt;pref name="automaticJournalAbbreviations" value="true"/&gt;&lt;pref name="noteType" value=""/&gt;&lt;/prefs&gt;&lt;/data&gt;</meta:user-defined>
  </office:meta>
</office:document-meta>
</file>